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6cm" svg:height="1.352cm" svg:x="4.439cm" svg:y="2.27cm">
          <draw:text-box>
            <text:p text:style-name="P1"><text:span text:style-name="T1">Read about the core concepts</text:span></text:p>
          </draw:text-box>
        </draw:frame>
        <draw:custom-shape draw:style-name="gr2" draw:text-style-name="P2" draw:layer="layout" svg:width="1.27cm" svg:height="1.04cm" svg:x="9.89cm" svg:y="4.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6.301cm" svg:height="1.352cm" svg:x="2.875cm" svg:y="5.785cm">
          <draw:text-box>
            <text:p text:style-name="P1"><text:span text:style-name="T1">Install cfengine / pilot demonstration</text:span></text:p>
          </draw:text-box>
        </draw:frame>
        <draw:frame draw:style-name="gr1" draw:text-style-name="P1" draw:layer="layout" svg:width="6.31cm" svg:height="1.352cm" svg:x="7.21cm" svg:y="9.76cm">
          <draw:text-box>
            <text:p text:style-name="P1"><text:span text:style-name="T1">Staff Training</text:span></text:p>
          </draw:text-box>
        </draw:frame>
        <draw:frame draw:style-name="gr1" draw:text-style-name="P1" draw:layer="layout" svg:width="16.546cm" svg:height="1.352cm" svg:x="2.71cm" svg:y="13.135cm">
          <draw:text-box>
            <text:p text:style-name="P1"><text:span text:style-name="T1">Strategy for Process and Knowledge</text:span></text:p>
          </draw:text-box>
        </draw:frame>
        <draw:frame draw:style-name="gr1" draw:text-style-name="P1" draw:layer="layout" svg:width="7.648cm" svg:height="1.352cm" svg:x="6.71cm" svg:y="16.815cm">
          <draw:text-box>
            <text:p text:style-name="P1"><text:span text:style-name="T1">Mission Launch!</text:span></text:p>
          </draw:text-box>
        </draw:frame>
        <draw:frame draw:style-name="gr1" draw:text-style-name="P3" draw:layer="layout" svg:width="11.619cm" svg:height="3.083cm" svg:x="4.81cm" svg:y="21.66cm">
          <draw:text-box>
            <text:p text:style-name="P3"><text:span text:style-name="T2">Incremental Change</text:span></text:p>
            <text:p text:style-name="P3">Professional Services,</text:p>
            <text:p text:style-name="P3">Support, Mission adjustments</text:p>
          </draw:text-box>
        </draw:frame>
        <draw:custom-shape draw:style-name="gr3" draw:text-style-name="P3" draw:layer="layout" svg:width="2.54cm" svg:height="3.175cm" draw:transform="rotate (1.5707963267946) translate (15.864cm 24.49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27cm" svg:height="1.431cm" svg:x="9.89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1.186cm" svg:x="9.89cm" svg:y="11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1.276cm" svg:x="9.89cm" svg:y="14.7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1.905cm" svg:x="9.89cm" svg:y="18.5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14:16:54</meta:creation-date>
    <dc:date>2010-01-05T14:28:24</dc:date>
    <meta:editing-duration>PT00H11M32S</meta:editing-duration>
    <meta:editing-cycles>2</meta:editing-cycles>
    <meta:generator>OpenOffice.org/3.0$Unix OpenOffice.org_project/300m21$Build-931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